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084cm" fo:min-width="10.16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5.334cm" svg:x="9.21cm" svg:y="3.537cm">
          <text:p text:style-name="P1">Flow Sens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81cm" svg:y1="4.68cm" svg:x2="9.21cm" svg:y2="4.68cm">
          <text:p/>
        </draw:line>
        <draw:line draw:style-name="gr2" draw:text-style-name="P2" draw:layer="layout" svg:x1="5.654cm" svg:y1="7.22cm" svg:x2="9.237cm" svg:y2="7.193cm">
          <text:p/>
        </draw:line>
        <draw:line draw:style-name="gr2" draw:text-style-name="P2" draw:layer="layout" svg:x1="19.878cm" svg:y1="5.95cm" svg:x2="23.307cm" svg:y2="5.95cm">
          <text:p/>
        </draw:line>
        <draw:frame draw:style-name="gr3" draw:text-style-name="P3" draw:layer="layout" svg:width="5.715cm" svg:height="2.005cm" svg:x="3.286cm" svg:y="3.159cm">
          <draw:text-box>
            <text:p>Power: 5-18VDC</text:p>
          </draw:text-box>
        </draw:frame>
        <draw:frame draw:style-name="gr3" draw:text-style-name="P3" draw:layer="layout" svg:width="5.715cm" svg:height="2.005cm" svg:x="3.287cm" svg:y="5.96cm">
          <draw:text-box>
            <text:p>Ground</text:p>
          </draw:text-box>
        </draw:frame>
        <draw:frame draw:style-name="gr3" draw:text-style-name="P3" draw:layer="layout" svg:width="7.366cm" svg:height="2.005cm" svg:x="20.05cm" svg:y="4.556cm">
          <draw:text-box>
            <text:p>Pulse: 1 pulse = 2.5mL</text:p>
          </draw:text-box>
        </draw:frame>
        <draw:custom-shape draw:style-name="gr1" draw:text-style-name="P1" draw:layer="layout" svg:width="10.668cm" svg:height="5.334cm" svg:x="8.575cm" svg:y="12.935cm">
          <text:p text:style-name="P1">Actuator</text:p>
          <text:p text:style-name="P1">Opens when voltage is applie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46cm" svg:y1="14.078cm" svg:x2="8.575cm" svg:y2="14.078cm">
          <text:p/>
        </draw:line>
        <draw:line draw:style-name="gr2" draw:text-style-name="P2" draw:layer="layout" svg:x1="5.019cm" svg:y1="16.618cm" svg:x2="8.602cm" svg:y2="16.591cm">
          <text:p/>
        </draw:line>
        <draw:frame draw:style-name="gr3" draw:text-style-name="P3" draw:layer="layout" svg:width="5.715cm" svg:height="2.005cm" svg:x="2.651cm" svg:y="12.557cm">
          <draw:text-box>
            <text:p>Power: 6-12VDC</text:p>
          </draw:text-box>
        </draw:frame>
        <draw:frame draw:style-name="gr3" draw:text-style-name="P3" draw:layer="layout" svg:width="5.715cm" svg:height="2.005cm" svg:x="2.652cm" svg:y="15.358cm">
          <draw:text-box>
            <text:p>Grou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05:24:26.664773193</meta:creation-date>
    <dc:date>2016-02-01T05:33:21.925703055</dc:date>
    <meta:editing-duration>PT8M55S</meta:editing-duration>
    <meta:editing-cycles>1</meta:editing-cycles>
    <meta:document-statistic meta:object-count="12"/>
    <meta:generator>LibreOffice/5.0.4.2$Linux_X86_64 LibreOffice_project/00m0$Build-2</meta:generator>
  </office:meta>
</office:document-meta>
</file>